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3129" officeooo:paragraph-rsid="000f3129"/>
    </style:style>
    <style:style style:name="P2" style:family="paragraph" style:parent-style-name="Standard">
      <style:text-properties officeooo:rsid="000f3129" officeooo:paragraph-rsid="0010b17b"/>
    </style:style>
    <style:style style:name="P3" style:family="paragraph" style:parent-style-name="Standard">
      <style:text-properties officeooo:rsid="000f3129" officeooo:paragraph-rsid="001609b4"/>
    </style:style>
    <style:style style:name="P4" style:family="paragraph" style:parent-style-name="Standard">
      <style:text-properties officeooo:rsid="000f3129" officeooo:paragraph-rsid="0018cc71"/>
    </style:style>
    <style:style style:name="P5" style:family="paragraph" style:parent-style-name="Standard">
      <style:text-properties officeooo:rsid="000f3129" officeooo:paragraph-rsid="0019cd11"/>
    </style:style>
    <style:style style:name="P6" style:family="paragraph" style:parent-style-name="Standard">
      <style:text-properties officeooo:rsid="000f3129" officeooo:paragraph-rsid="001f0055"/>
    </style:style>
    <style:style style:name="P7" style:family="paragraph" style:parent-style-name="Standard">
      <style:text-properties officeooo:rsid="00109a1e" officeooo:paragraph-rsid="000f3129"/>
    </style:style>
    <style:style style:name="P8" style:family="paragraph" style:parent-style-name="Standard">
      <style:text-properties officeooo:rsid="00109a1e" officeooo:paragraph-rsid="0010b17b"/>
    </style:style>
    <style:style style:name="P9" style:family="paragraph" style:parent-style-name="Standard">
      <style:text-properties officeooo:rsid="0010b17b" officeooo:paragraph-rsid="0010b17b"/>
    </style:style>
    <style:style style:name="P10" style:family="paragraph" style:parent-style-name="Standard">
      <style:text-properties officeooo:paragraph-rsid="0010b17b"/>
    </style:style>
    <style:style style:name="P11" style:family="paragraph" style:parent-style-name="Standard">
      <style:text-properties officeooo:rsid="00119ab1" officeooo:paragraph-rsid="001609b4"/>
    </style:style>
    <style:style style:name="P12" style:family="paragraph" style:parent-style-name="Standard">
      <style:text-properties officeooo:rsid="0012958a" officeooo:paragraph-rsid="00143041"/>
    </style:style>
    <style:style style:name="P13" style:family="paragraph" style:parent-style-name="Standard">
      <style:text-properties officeooo:rsid="001609b4" officeooo:paragraph-rsid="001609b4"/>
    </style:style>
    <style:style style:name="P14" style:family="paragraph" style:parent-style-name="Standard">
      <style:text-properties officeooo:paragraph-rsid="001609b4"/>
    </style:style>
    <style:style style:name="P15" style:family="paragraph" style:parent-style-name="Standard">
      <style:text-properties officeooo:paragraph-rsid="00170024"/>
    </style:style>
    <style:style style:name="P16" style:family="paragraph" style:parent-style-name="Standard">
      <style:text-properties officeooo:rsid="0018cc71" officeooo:paragraph-rsid="0018cc71"/>
    </style:style>
    <style:style style:name="P17" style:family="paragraph" style:parent-style-name="Standard">
      <style:text-properties officeooo:paragraph-rsid="0018cc71"/>
    </style:style>
    <style:style style:name="P18" style:family="paragraph" style:parent-style-name="Standard">
      <style:text-properties officeooo:paragraph-rsid="0019cd11"/>
    </style:style>
    <style:style style:name="P19" style:family="paragraph" style:parent-style-name="Standard">
      <style:text-properties officeooo:paragraph-rsid="001f0055"/>
    </style:style>
    <style:style style:name="P20" style:family="paragraph" style:parent-style-name="Standard" style:list-style-name="L1">
      <style:text-properties officeooo:rsid="000f3129" officeooo:paragraph-rsid="0010b17b"/>
    </style:style>
    <style:style style:name="P21" style:family="paragraph" style:parent-style-name="Standard" style:list-style-name="L1">
      <style:text-properties officeooo:rsid="000f3129" officeooo:paragraph-rsid="000f3129"/>
    </style:style>
    <style:style style:name="P22" style:family="paragraph" style:parent-style-name="Standard" style:list-style-name="L1">
      <style:text-properties officeooo:rsid="000f3129" officeooo:paragraph-rsid="00119ab1"/>
    </style:style>
    <style:style style:name="P23" style:family="paragraph" style:parent-style-name="Standard" style:list-style-name="L1">
      <style:text-properties officeooo:rsid="000f3129" officeooo:paragraph-rsid="00143041"/>
    </style:style>
    <style:style style:name="P24" style:family="paragraph" style:parent-style-name="Standard" style:list-style-name="L1">
      <style:text-properties officeooo:rsid="000f3129" officeooo:paragraph-rsid="001609b4"/>
    </style:style>
    <style:style style:name="P25" style:family="paragraph" style:parent-style-name="Standard" style:list-style-name="L1">
      <style:text-properties officeooo:rsid="000f3129" officeooo:paragraph-rsid="00170024"/>
    </style:style>
    <style:style style:name="P26" style:family="paragraph" style:parent-style-name="Standard" style:list-style-name="L1">
      <style:text-properties officeooo:rsid="000f3129" officeooo:paragraph-rsid="0018cc71"/>
    </style:style>
    <style:style style:name="P27" style:family="paragraph" style:parent-style-name="Standard" style:list-style-name="L1">
      <style:text-properties officeooo:rsid="000f3129" officeooo:paragraph-rsid="0019cd11"/>
    </style:style>
    <style:style style:name="P28" style:family="paragraph" style:parent-style-name="Standard" style:list-style-name="L1">
      <style:text-properties officeooo:rsid="000f3129" officeooo:paragraph-rsid="001f0055"/>
    </style:style>
    <style:style style:name="P29" style:family="paragraph" style:parent-style-name="Standard" style:list-style-name="L1">
      <style:text-properties officeooo:rsid="00119ab1" officeooo:paragraph-rsid="00119ab1"/>
    </style:style>
    <style:style style:name="P30" style:family="paragraph" style:parent-style-name="Standard" style:list-style-name="L1">
      <style:text-properties officeooo:rsid="00119ab1" officeooo:paragraph-rsid="001609b4"/>
    </style:style>
    <style:style style:name="P31" style:family="paragraph" style:parent-style-name="Standard" style:list-style-name="L1">
      <style:text-properties officeooo:rsid="0012958a" officeooo:paragraph-rsid="0012958a"/>
    </style:style>
    <style:style style:name="P32" style:family="paragraph" style:parent-style-name="Standard" style:list-style-name="L1">
      <style:text-properties officeooo:rsid="0012958a" officeooo:paragraph-rsid="00143041"/>
    </style:style>
    <style:style style:name="P33" style:family="paragraph" style:parent-style-name="Standard">
      <style:text-properties officeooo:rsid="0028eb71" officeooo:paragraph-rsid="0028eb71"/>
    </style:style>
    <style:style style:name="T1" style:family="text">
      <style:text-properties officeooo:rsid="0010b17b"/>
    </style:style>
    <style:style style:name="T2" style:family="text">
      <style:text-properties officeooo:rsid="00119ab1"/>
    </style:style>
    <style:style style:name="T3" style:family="text">
      <style:text-properties officeooo:rsid="0012958a"/>
    </style:style>
    <style:style style:name="T4" style:family="text">
      <style:text-properties officeooo:rsid="00143041"/>
    </style:style>
    <style:style style:name="T5" style:family="text">
      <style:text-properties officeooo:rsid="001609b4"/>
    </style:style>
    <style:style style:name="T6" style:family="text">
      <style:text-properties officeooo:rsid="00170024"/>
    </style:style>
    <style:style style:name="T7" style:family="text">
      <style:text-properties officeooo:rsid="0017f216"/>
    </style:style>
    <style:style style:name="T8" style:family="text">
      <style:text-properties officeooo:rsid="0018cc71"/>
    </style:style>
    <style:style style:name="T9" style:family="text">
      <style:text-properties officeooo:rsid="0019cd11"/>
    </style:style>
    <style:style style:name="T10" style:family="text">
      <style:text-properties officeooo:rsid="001b8e2a"/>
    </style:style>
    <style:style style:name="T11" style:family="text">
      <style:text-properties officeooo:rsid="001f0055"/>
    </style:style>
    <style:style style:name="T12" style:family="text">
      <style:text-properties officeooo:rsid="0026393d"/>
    </style:style>
    <style:style style:name="T13" style:family="text">
      <style:text-properties officeooo:rsid="00278ddb"/>
    </style:style>
    <style:style style:name="T14" style:family="text">
      <style:text-properties officeooo:rsid="0028eb71"/>
    </style:style>
    <style:style style:name="T15" style:family="text">
      <style:text-properties officeooo:rsid="002a0f27"/>
    </style:style>
    <style:style style:name="T16" style:family="text">
      <style:text-properties officeooo:rsid="002ab49b"/>
    </style:style>
    <style:style style:name="T17" style:family="text">
      <style:text-properties officeooo:rsid="002c6d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Access</text:p>
      <text:p text:style-name="P9"/>
      <text:p text:style-name="P10">“<text:span text:style-name="T1">/</text:span>”</text:p>
      <text:list text:style-name="L1">
        <text:list-item>
          <text:p text:style-name="P20">method: <text:span text:style-name="T1">GET</text:span></text:p>
        </text:list-item>
        <text:list-item>
          <text:p text:style-name="P20">send: <text:span text:style-name="T1">none</text:span></text:p>
        </text:list-item>
        <text:list-item>
          <text:p text:style-name="P20">return: access page</text:p>
        </text:list-item>
      </text:list>
      <text:p text:style-name="P8"/>
      <text:p text:style-name="Standard">“/<text:span text:style-name="T1">access/</text:span>”</text:p>
      <text:list text:continue-numbering="true" text:style-name="L1">
        <text:list-item>
          <text:p text:style-name="P21">method: <text:span text:style-name="T1">POST</text:span></text:p>
        </text:list-item>
        <text:list-item>
          <text:p text:style-name="P21">send: <text:span text:style-name="T1">{“username”:&lt;the username&gt;,”password”,&lt;the password&gt;}</text:span></text:p>
        </text:list-item>
        <text:list-item>
          <text:p text:style-name="P21">return: <text:span text:style-name="T1">cookie with uid and redirect to admin or super admin page based on the account type</text:span></text:p>
        </text:list-item>
      </text:list>
      <text:p text:style-name="P1"/>
      <text:p text:style-name="P1"/>
      <text:p text:style-name="P9">Admin</text:p>
      <text:p text:style-name="P9"/>
      <text:p text:style-name="P10">“/<text:span text:style-name="T1">admin/add/</text:span>”</text:p>
      <text:list text:continue-numbering="true" text:style-name="L1">
        <text:list-item>
          <text:p text:style-name="P20">method: <text:span text:style-name="T1">POST</text:span></text:p>
        </text:list-item>
        <text:list-item>
          <text:p text:style-name="P20">send: <text:span text:style-name="T1">{fname,mname,lname,</text:span><text:span text:style-name="T2">picture,</text:span><text:span text:style-name="T12">filename</text:span><text:span text:style-name="T1">} → </text:span><text:span text:style-name="T2">formdata</text:span></text:p>
        </text:list-item>
        <text:list-item>
          <text:p text:style-name="P20">return: <text:span text:style-name="T1">{“status”:”success”}</text:span></text:p>
        </text:list-item>
        <text:list-item>
          <text:p text:style-name="P29">server: server creates a new member using the given info, dept id of the admin using the uid and also stores the image and then the directory to the database</text:p>
        </text:list-item>
      </text:list>
      <text:p text:style-name="P8"/>
      <text:p text:style-name="P10">“/<text:span text:style-name="T1">admin/event/</text:span>”</text:p>
      <text:list text:continue-numbering="true" text:style-name="L1">
        <text:list-item>
          <text:p text:style-name="P22">method: <text:span text:style-name="T1">POST</text:span></text:p>
        </text:list-item>
        <text:list-item>
          <text:p text:style-name="P22">send: <text:span text:style-name="T1">{</text:span><text:span text:style-name="T2">title</text:span><text:span text:style-name="T1">,</text:span><text:span text:style-name="T2">place</text:span><text:span text:style-name="T1">,</text:span><text:span text:style-name="T2">time</text:span><text:span text:style-name="T1">,</text:span><text:span text:style-name="T2">description</text:span><text:span text:style-name="T1">}</text:span></text:p>
        </text:list-item>
        <text:list-item>
          <text:p text:style-name="P22">return: <text:span text:style-name="T1">{“status”:”success”}</text:span></text:p>
        </text:list-item>
      </text:list>
      <text:p text:style-name="P7"/>
      <text:p text:style-name="P10">“/<text:span text:style-name="T1">admin/art/</text:span>”</text:p>
      <text:list text:continue-numbering="true" text:style-name="L1">
        <text:list-item>
          <text:p text:style-name="P20">method: <text:span text:style-name="T1">POST</text:span></text:p>
        </text:list-item>
        <text:list-item>
          <text:p text:style-name="P22">send: <text:span text:style-name="T1">{</text:span><text:span text:style-name="T2">title</text:span><text:span text:style-name="T1">,</text:span><text:span text:style-name="T13">mid</text:span><text:span text:style-name="T1">,</text:span><text:span text:style-name="T2">image</text:span><text:span text:style-name="T1">,</text:span><text:span text:style-name="T2">description</text:span><text:span text:style-name="T1">}</text:span></text:p>
        </text:list-item>
        <text:list-item>
          <text:p text:style-name="P22">return: <text:span text:style-name="T1">{“status”:”success”}</text:span></text:p>
        </text:list-item>
      </text:list>
      <text:p text:style-name="P2"/>
      <text:p text:style-name="P10">“/<text:span text:style-name="T1">admin/members/</text:span>”</text:p>
      <text:list text:continue-numbering="true" text:style-name="L1">
        <text:list-item>
          <text:p text:style-name="P20">method: <text:span text:style-name="T1">GET</text:span></text:p>
        </text:list-item>
        <text:list-item>
          <text:p text:style-name="P20">send: <text:span text:style-name="T2">none</text:span></text:p>
        </text:list-item>
        <text:list-item>
          <text:p text:style-name="P20">return: <text:span text:style-name="T3">{“&lt;member name&gt;”:”&lt;picture link&gt;”}</text:span></text:p>
        </text:list-item>
        <text:list-item>
          <text:p text:style-name="P31">server: gets the members <text:span text:style-name="T4">who have the same dept id as the uid of the requester</text:span></text:p>
          <text:p text:style-name="P20"/>
        </text:list-item>
      </text:list>
      <text:p text:style-name="P10">“/<text:span text:style-name="T1">admin/requests/</text:span>”</text:p>
      <text:list text:continue-numbering="true" text:style-name="L1">
        <text:list-item>
          <text:p text:style-name="P20">method: <text:span text:style-name="T1">GET</text:span></text:p>
        </text:list-item>
        <text:list-item>
          <text:p text:style-name="P20">send: <text:span text:style-name="T4">none</text:span></text:p>
        </text:list-item>
        <text:list-item>
          <text:p text:style-name="P23">return: <text:span text:style-name="T3">{“&lt;</text:span><text:span text:style-name="T4">requester email</text:span><text:span text:style-name="T3">&gt;”:”&lt;</text:span><text:span text:style-name="T4">request</text:span><text:span text:style-name="T3">&gt;”}</text:span></text:p>
        </text:list-item>
        <text:list-item>
          <text:p text:style-name="P32">server: gets the <text:span text:style-name="T4">requests</text:span> <text:span text:style-name="T4">which have the same dept id as the uid of the requester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Super</text:p>
      <text:p text:style-name="P13"/>
      <text:p text:style-name="P14">“/<text:span text:style-name="T5">super</text:span><text:span text:style-name="T1">/add/</text:span>”</text:p>
      <text:list text:continue-numbering="true" text:style-name="L1">
        <text:list-item>
          <text:p text:style-name="P24">method: <text:span text:style-name="T1">POST</text:span></text:p>
        </text:list-item>
        <text:list-item>
          <text:p text:style-name="P24">send: <text:span text:style-name="T1">{</text:span><text:span text:style-name="T14">mid,</text:span><text:span text:style-name="T5">username, password</text:span><text:span text:style-name="T1">} → </text:span><text:span text:style-name="T2">formdata</text:span></text:p>
        </text:list-item>
        <text:list-item>
          <text:p text:style-name="P24">return: <text:span text:style-name="T1">{“status”:”success”}</text:span></text:p>
        </text:list-item>
      </text:list>
      <text:p text:style-name="P33"/>
      <text:p text:style-name="P11"/>
      <text:p text:style-name="P14">“/<text:span text:style-name="T5">super</text:span><text:span text:style-name="T1">/</text:span><text:span text:style-name="T5">remove</text:span><text:span text:style-name="T1">/</text:span>”</text:p>
      <text:list text:continue-numbering="true" text:style-name="L1">
        <text:list-item>
          <text:p text:style-name="P24">method: <text:span text:style-name="T1">POST</text:span></text:p>
        </text:list-item>
        <text:list-item>
          <text:p text:style-name="P24">send: <text:span text:style-name="T1">{</text:span><text:span text:style-name="T5">username</text:span><text:span text:style-name="T1">}</text:span></text:p>
        </text:list-item>
        <text:list-item>
          <text:p text:style-name="P24">return: <text:span text:style-name="T1">{“status”:”success”}</text:span></text:p>
        </text:list-item>
        <text:list-item>
          <text:p text:style-name="P30">server: <text:span text:style-name="T5">removes the admin with that username from the admins table</text:span></text:p>
        </text:list-item>
      </text:list>
      <text:p text:style-name="P11"/>
      <text:p text:style-name="P14">“/<text:span text:style-name="T5">super</text:span><text:span text:style-name="T1">/</text:span><text:span text:style-name="T5">resource</text:span><text:span text:style-name="T1">/</text:span>”</text:p>
      <text:list text:continue-numbering="true" text:style-name="L1">
        <text:list-item>
          <text:p text:style-name="P24">method: <text:span text:style-name="T5">GET</text:span></text:p>
        </text:list-item>
        <text:list-item>
          <text:p text:style-name="P24">send: <text:span text:style-name="T5">none</text:span></text:p>
        </text:list-item>
        <text:list-item>
          <text:p text:style-name="P24">return: <text:span text:style-name="T1">{“&lt;</text:span><text:span text:style-name="T5">item</text:span><text:span text:style-name="T1">&gt;”:”&lt;</text:span><text:span text:style-name="T5">amount</text:span><text:span text:style-name="T1">&gt;”}</text:span></text:p>
        </text:list-item>
      </text:list>
      <text:p text:style-name="P3"/>
      <text:p text:style-name="P14">“/<text:span text:style-name="T5">super</text:span><text:span text:style-name="T1">/</text:span><text:span text:style-name="T5">resource</text:span><text:span text:style-name="T1">/</text:span><text:span text:style-name="T15">add</text:span>”</text:p>
      <text:list text:continue-numbering="true" text:style-name="L1">
        <text:list-item>
          <text:p text:style-name="P24">method: <text:span text:style-name="T5">POST</text:span></text:p>
        </text:list-item>
        <text:list-item>
          <text:p text:style-name="P24">send: <text:span text:style-name="T5">{“&lt;item&gt;”:”&lt;number&gt;”}</text:span></text:p>
        </text:list-item>
        <text:list-item>
          <text:p text:style-name="P24">return: <text:span text:style-name="T1">{“&lt;</text:span><text:span text:style-name="T5">item</text:span><text:span text:style-name="T1">&gt;”:”&lt;</text:span><text:span text:style-name="T5">amount</text:span><text:span text:style-name="T1">&gt;”}</text:span></text:p>
        </text:list-item>
      </text:list>
      <text:p text:style-name="P3"/>
      <text:p text:style-name="P15">“/<text:span text:style-name="T5">super</text:span><text:span text:style-name="T1">/</text:span><text:span text:style-name="T6">departments</text:span><text:span text:style-name="T1">/</text:span>”</text:p>
      <text:list text:continue-numbering="true" text:style-name="L1">
        <text:list-item>
          <text:p text:style-name="P25">method: <text:span text:style-name="T6">GET</text:span></text:p>
        </text:list-item>
        <text:list-item>
          <text:p text:style-name="P25">send: <text:span text:style-name="T6">none</text:span></text:p>
        </text:list-item>
        <text:list-item>
          <text:p text:style-name="P25">return: <text:span text:style-name="T1">{“&lt;</text:span><text:span text:style-name="T7">dept</text:span><text:span text:style-name="T1">&gt;”:”</text:span><text:span text:style-name="T7">[{&lt;name&gt;:&lt;img link&gt;}]</text:span><text:span text:style-name="T1">”}</text:span></text:p>
        </text:list-item>
      </text:list>
      <text:p text:style-name="P3"/>
      <text:p text:style-name="P3"/>
      <text:p text:style-name="P11"/>
      <text:p text:style-name="P16">Home</text:p>
      <text:p text:style-name="P16"/>
      <text:p text:style-name="P17">“/<text:span text:style-name="T8">home</text:span><text:span text:style-name="T1">/</text:span>”</text:p>
      <text:list text:continue-numbering="true" text:style-name="L1">
        <text:list-item>
          <text:p text:style-name="P26">method: <text:span text:style-name="T6">GET</text:span></text:p>
        </text:list-item>
        <text:list-item>
          <text:p text:style-name="P26">send: <text:span text:style-name="T6">none</text:span></text:p>
        </text:list-item>
        <text:list-item>
          <text:p text:style-name="P26">return: <text:span text:style-name="T8">home page</text:span></text:p>
        </text:list-item>
      </text:list>
      <text:p text:style-name="P4"/>
      <text:p text:style-name="P17">“/<text:span text:style-name="T8">home</text:span><text:span text:style-name="T1">/</text:span><text:span text:style-name="T8">arts/</text:span>”</text:p>
      <text:list text:continue-numbering="true" text:style-name="L1">
        <text:list-item>
          <text:p text:style-name="P26">method: <text:span text:style-name="T6">GET</text:span></text:p>
        </text:list-item>
        <text:list-item>
          <text:p text:style-name="P26">send: <text:span text:style-name="T6">none</text:span></text:p>
        </text:list-item>
        <text:list-item>
          <text:p text:style-name="P26">return: <text:span text:style-name="T8">{&lt;</text:span><text:span text:style-name="T16">id</text:span><text:span text:style-name="T8">&gt;:[&lt;pic link&gt;,&lt;artist&gt;,&lt;</text:span><text:span text:style-name="T16">title</text:span><text:span text:style-name="T8">&gt;]}</text:span></text:p>
        </text:list-item>
      </text:list>
      <text:p text:style-name="P4"/>
      <text:p text:style-name="P17">“/<text:span text:style-name="T8">home</text:span><text:span text:style-name="T1">/</text:span><text:span text:style-name="T8">art/</text:span>”</text:p>
      <text:list text:continue-numbering="true" text:style-name="L1">
        <text:list-item>
          <text:p text:style-name="P26">method: <text:span text:style-name="T9">GET</text:span></text:p>
        </text:list-item>
        <text:list-item>
          <text:p text:style-name="P26">send: <text:span text:style-name="T8">{&lt;id&gt;:&lt;art id&gt;}</text:span></text:p>
        </text:list-item>
        <text:list-item>
          <text:p text:style-name="P26">return: <text:span text:style-name="T8">{title,dept,artist,image_link, description}</text:span></text:p>
        </text:list-item>
      </text:list>
      <text:p text:style-name="P4"/>
      <text:p text:style-name="P18"/>
      <text:p text:style-name="P18"/>
      <text:p text:style-name="P18">“/<text:span text:style-name="T8">home</text:span><text:span text:style-name="T1">/</text:span><text:span text:style-name="T9">request</text:span><text:span text:style-name="T8">/</text:span>”</text:p>
      <text:list text:continue-numbering="true" text:style-name="L1">
        <text:list-item>
          <text:p text:style-name="P27">method: <text:span text:style-name="T8">POST</text:span></text:p>
        </text:list-item>
        <text:list-item>
          <text:p text:style-name="P27"><text:soft-page-break/>send: <text:span text:style-name="T8">{&lt;</text:span><text:span text:style-name="T17">did</text:span><text:span text:style-name="T9">,email,,</text:span><text:span text:style-name="T17">message</text:span><text:span text:style-name="T8">&gt;}</text:span></text:p>
        </text:list-item>
        <text:list-item>
          <text:p text:style-name="P27">return: <text:span text:style-name="T8">{“</text:span><text:span text:style-name="T9">status”,”success”</text:span><text:span text:style-name="T8">} </text:span><text:span text:style-name="T10">redirect home</text:span></text:p>
        </text:list-item>
      </text:list>
      <text:p text:style-name="P5"/>
      <text:p text:style-name="P19">“/<text:span text:style-name="T8">home</text:span><text:span text:style-name="T1">/</text:span><text:span text:style-name="T11">events</text:span><text:span text:style-name="T8">/</text:span>”</text:p>
      <text:list text:continue-numbering="true" text:style-name="L1">
        <text:list-item>
          <text:p text:style-name="P28">method: <text:span text:style-name="T11">GET</text:span></text:p>
        </text:list-item>
        <text:list-item>
          <text:p text:style-name="P28">send: <text:span text:style-name="T11">none</text:span></text:p>
        </text:list-item>
        <text:list-item>
          <text:p text:style-name="P28">return: <text:span text:style-name="T8">{&lt;</text:span><text:span text:style-name="T11">title</text:span><text:span text:style-name="T8">&gt;,</text:span><text:span text:style-name="T11">{description,place,time}</text:span><text:span text:style-name="T8">}</text:span></text:p>
        </text:list-item>
      </text:list>
      <text:p text:style-name="P6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48:29.120290032</meta:creation-date>
    <dc:date>2024-05-29T10:38:32.950028709</dc:date>
    <meta:editing-duration>P1DT5H42M2S</meta:editing-duration>
    <meta:editing-cycles>17</meta:editing-cycles>
    <meta:generator>LibreOffice/24.2.2.2$Linux_X86_64 LibreOffice_project/420$Build-2</meta:generator>
    <meta:document-statistic meta:table-count="0" meta:image-count="0" meta:object-count="0" meta:page-count="3" meta:paragraph-count="77" meta:word-count="285" meta:character-count="1920" meta:non-whitespace-character-count="1767"/>
  </office:meta>
</office:document-meta>
</file>